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P75" style:parent-style-name="Textbody" style:family="paragraph">
      <style:text-properties fo:font-style="italic" style:font-style-asian="italic" style:font-style-complex="italic" fo:color="#3465A4" fo:language="de" fo:country="DE"/>
    </style:style>
    <style:style style:name="T76" style:parent-style-name="Absatz-Standardschriftart" style:family="text">
      <style:text-properties fo:font-size="18pt" style:font-size-asian="18pt" style:font-size-complex="18pt"/>
    </style:style>
    <style:style style:name="T77" style:parent-style-name="Absatz-Standardschriftart" style:family="text">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P79" style:parent-style-name="Überschrift3" style:family="paragraph">
      <style:text-properties fo:language="de" fo:country="DE"/>
    </style:style>
    <style:style style:name="P80" style:parent-style-name="Textbody" style:family="paragraph">
      <style:text-properties fo:font-style="italic" style:font-style-asian="italic" style:font-style-complex="italic" fo:color="#3465A4" fo:language="de" fo:country="DE"/>
    </style:style>
    <style:style style:name="P81" style:parent-style-name="Überschrift4" style:family="paragraph">
      <style:text-properties fo:language="de" fo:country="DE"/>
    </style:style>
    <style:style style:name="P82" style:parent-style-name="Überschrift4" style:family="paragraph">
      <style:text-properties fo:language="de" fo:country="DE"/>
    </style:style>
    <style:style style:name="P83" style:parent-style-name="Überschrift4" style:family="paragraph">
      <style:text-properties fo:language="de" fo:country="DE"/>
    </style:style>
    <style:style style:name="P84" style:parent-style-name="Überschrift4" style:family="paragraph">
      <style:text-properties fo:language="de" fo:country="DE"/>
    </style:style>
    <style:style style:name="P85" style:parent-style-name="Überschrift3" style:family="paragraph">
      <style:text-properties fo:language="de" fo:country="DE"/>
    </style:style>
    <style:style style:name="P86" style:parent-style-name="Textbody" style:family="paragraph">
      <style:text-properties fo:font-style="italic" style:font-style-asian="italic" style:font-style-complex="italic" fo:color="#3465A4" fo:language="de" fo:country="DE"/>
    </style:style>
    <style:style style:name="P87" style:parent-style-name="Überschrift4" style:family="paragraph">
      <style:text-properties fo:language="de" fo:country="DE"/>
    </style:style>
    <style:style style:name="P88" style:parent-style-name="Überschrift4" style:family="paragraph">
      <style:text-properties fo:language="de" fo:country="DE"/>
    </style:style>
    <style:style style:name="P89" style:parent-style-name="Textbody" style:family="paragraph">
      <style:text-properties fo:font-style="italic" style:font-style-asian="italic" style:font-style-complex="italic" fo:language="de" fo:country="DE"/>
    </style:style>
    <style:style style:name="P90" style:parent-style-name="Textbody" style:family="paragraph">
      <style:text-properties fo:language="de" fo:country="DE"/>
    </style:style>
    <style:style style:name="P91" style:parent-style-name="Überschrift1" style:family="paragraph">
      <style:text-properties fo:language="de" fo:country="DE"/>
    </style:style>
    <style:style style:name="P92" style:parent-style-name="Überschrift3" style:family="paragraph">
      <style:text-properties fo:language="de" fo:country="DE"/>
    </style:style>
    <style:style style:name="P93" style:parent-style-name="Textbody" style:family="paragraph">
      <style:text-properties fo:font-style="italic" style:font-style-asian="italic" style:font-style-complex="italic" fo:color="#3465A4" fo:language="de" fo:country="DE"/>
    </style:style>
    <style:style style:name="P94" style:parent-style-name="Überschrift4" style:family="paragraph">
      <style:text-properties fo:language="de" fo:country="DE"/>
    </style:style>
    <style:style style:name="P95" style:parent-style-name="Überschrift4" style:family="paragraph">
      <style:text-properties fo:language="de" fo:country="DE"/>
    </style:style>
    <style:style style:name="P96" style:parent-style-name="Überschrift4" style:family="paragraph">
      <style:text-properties fo:language="de" fo:country="DE"/>
    </style:style>
    <style:style style:name="P97" style:parent-style-name="Textbody" style:family="paragraph">
      <style:text-properties fo:language="de" fo:country="DE"/>
    </style:style>
    <style:style style:name="P98" style:parent-style-name="Überschrift3" style:family="paragraph">
      <style:text-properties fo:language="de" fo:country="DE"/>
    </style:style>
    <style:style style:name="P99" style:parent-style-name="Textbody" style:family="paragraph">
      <style:text-properties fo:font-style="italic" style:font-style-asian="italic" style:font-style-complex="italic" fo:color="#3465A4" fo:language="de" fo:country="DE"/>
    </style:style>
    <style:style style:name="P100" style:parent-style-name="Überschrift4" style:family="paragraph">
      <style:text-properties fo:color="#000000" fo:language="de" fo:country="DE"/>
    </style:style>
    <style:style style:name="P101" style:parent-style-name="Überschrift4" style:family="paragraph">
      <style:text-properties fo:color="#000000" fo:language="de" fo:country="DE"/>
    </style:style>
    <style:style style:name="P102" style:parent-style-name="Überschrift4" style:family="paragraph">
      <style:text-properties fo:color="#000000" fo:language="de" fo:country="DE"/>
    </style:style>
    <style:style style:name="P103" style:parent-style-name="Textbody" style:family="paragraph">
      <style:text-properties fo:font-style="italic" style:font-style-asian="italic" style:font-style-complex="italic" fo:color="#000000" fo:language="de" fo:country="DE"/>
    </style:style>
    <style:style style:name="P104" style:parent-style-name="Überschrift3" style:family="paragraph">
      <style:text-properties fo:language="de" fo:country="DE"/>
    </style:style>
    <style:style style:name="T105" style:parent-style-name="Absatz-Standardschriftart" style:family="text">
      <style:text-properties fo:font-style="italic" style:font-style-asian="italic" style:font-style-complex="italic" fo:color="#3465A4" fo:language="de" fo:country="DE"/>
    </style:style>
    <style:style style:name="T10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07" style:parent-style-name="Absatz-Standardschriftart" style:family="text">
      <style:text-properties fo:font-style="italic" style:font-style-asian="italic" style:font-style-complex="italic" fo:color="#3465A4" fo:language="de" fo:country="DE"/>
    </style:style>
    <style:style style:name="P108" style:parent-style-name="Textbody" style:family="paragraph">
      <style:text-properties fo:font-style="italic" style:font-style-asian="italic" style:font-style-complex="italic" fo:color="#3465A4" fo:language="de" fo:country="DE"/>
    </style:style>
    <style:style style:name="P109" style:parent-style-name="Überschrift4" style:family="paragraph">
      <style:text-properties fo:language="de" fo:country="DE"/>
    </style:style>
    <style:style style:name="P110" style:parent-style-name="Überschrift4" style:family="paragraph">
      <style:text-properties fo:language="de" fo:country="DE"/>
    </style:style>
    <style:style style:name="P111" style:parent-style-name="Überschrift3" style:family="paragraph">
      <style:text-properties fo:language="de" fo:country="DE"/>
    </style:style>
    <style:style style:name="P112" style:parent-style-name="Textbody" style:family="paragraph">
      <style:text-properties fo:font-style="italic" style:font-style-asian="italic" style:font-style-complex="italic" fo:color="#3465A4" fo:language="de" fo:country="DE"/>
    </style:style>
    <style:style style:name="P113" style:parent-style-name="Überschrift4" style:family="paragraph">
      <style:text-properties fo:language="de" fo:country="DE"/>
    </style:style>
    <style:style style:name="P114" style:parent-style-name="Überschrift4" style:family="paragraph">
      <style:text-properties fo:language="de" fo:country="DE"/>
    </style:style>
    <style:style style:name="P115" style:parent-style-name="Textbody" style:family="paragraph">
      <style:text-properties fo:language="de" fo:country="DE"/>
    </style:style>
    <style:style style:name="P116" style:parent-style-name="Überschrift1" style:family="paragraph">
      <style:text-properties fo:language="de" fo:country="DE"/>
    </style:style>
    <style:style style:name="T117" style:parent-style-name="Absatz-Standardschriftart" style:family="text">
      <style:text-properties fo:language="de" fo:country="DE"/>
    </style:style>
    <style:style style:name="T118" style:parent-style-name="Absatz-Standardschriftart" style:family="text">
      <style:text-properties fo:color="#C9211E" fo:language="de" fo:country="DE"/>
    </style:style>
    <style:style style:name="T119" style:parent-style-name="Absatz-Standardschriftart" style:family="text">
      <style:text-properties fo:language="de" fo:country="DE"/>
    </style:style>
    <style:style style:name="T120" style:parent-style-name="Absatz-Standardschriftart" style:family="text">
      <style:text-properties fo:font-style="italic" style:font-style-asian="italic" style:font-style-complex="italic" fo:color="#3465A4" fo:language="de" fo:country="DE"/>
    </style:style>
    <style:style style:name="T121"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22" style:parent-style-name="Absatz-Standardschriftart" style:family="text">
      <style:text-properties fo:font-style="italic" style:font-style-asian="italic" style:font-style-complex="italic" fo:color="#3465A4" fo:language="de" fo:country="DE"/>
    </style:style>
    <style:style style:name="P123" style:parent-style-name="Überschrift3" style:family="paragraph">
      <style:text-properties fo:language="de" fo:country="DE"/>
    </style:style>
    <style:style style:name="P124" style:parent-style-name="Textbody" style:family="paragraph">
      <style:text-properties fo:font-style="italic" style:font-style-asian="italic" style:font-style-complex="italic" fo:color="#3465A4" fo:language="de" fo:country="DE"/>
    </style:style>
    <style:style style:name="P125" style:parent-style-name="Textbody" style:family="paragraph">
      <style:text-properties fo:font-style="italic" style:font-style-asian="italic" style:font-style-complex="italic" fo:color="#3465A4" fo:language="de" fo:country="DE"/>
    </style:style>
    <style:style style:name="P126" style:parent-style-name="Überschrift3" style:family="paragraph">
      <style:text-properties fo:language="de" fo:country="DE"/>
    </style:style>
    <style:style style:name="P127" style:parent-style-name="Textbody" style:family="paragraph">
      <style:text-properties fo:font-style="italic" style:font-style-asian="italic" style:font-style-complex="italic" fo:color="#3465A4" fo:language="de" fo:country="DE"/>
    </style:style>
    <style:style style:name="P128" style:parent-style-name="Überschrift1" style:family="paragraph">
      <style:text-properties fo:language="de" fo:country="DE"/>
    </style:style>
    <style:style style:name="T129" style:parent-style-name="Absatz-Standardschriftart" style:family="text">
      <style:text-properties fo:font-size="18pt" style:font-size-asian="18pt" style:font-size-complex="18pt"/>
    </style:style>
    <style:style style:name="P130" style:parent-style-name="Textbody" style:family="paragraph">
      <style:text-properties fo:font-style="italic" style:font-style-asian="italic" style:font-style-complex="italic" fo:color="#3465A4" fo:language="de" fo:country="DE"/>
    </style:style>
    <style:style style:name="TableColumn132" style:family="table-column">
      <style:table-column-properties style:column-width="2.2527in" style:use-optimal-column-width="false"/>
    </style:style>
    <style:style style:name="TableColumn133" style:family="table-column">
      <style:table-column-properties style:column-width="4.6722in" style:use-optimal-column-width="false"/>
    </style:style>
    <style:style style:name="Table131" style:family="table">
      <style:table-properties style:width="6.925in" fo:margin-left="0in" table:align="left"/>
    </style:style>
    <style:style style:name="TableRow134" style:family="table-row">
      <style:table-row-properties style:use-optimal-row-height="false"/>
    </style:style>
    <style:style style:name="TableCell1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fo:font-style="italic" style:font-style-asian="italic" style:font-style-complex="italic" fo:color="#3465A4"/>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extbody" style:family="paragraph">
      <style:text-properties fo:font-style="italic" style:font-style-asian="italic" style:font-style-complex="italic"/>
    </style:style>
    <style:style style:name="P169" style:parent-style-name="Textbody" style:family="paragraph">
      <style:text-properties fo:font-style="italic" style:font-style-asian="italic" style:font-style-complex="italic" fo:color="#3465A4" fo:language="de" fo:country="DE"/>
    </style:style>
    <style:style style:name="P170" style:parent-style-name="Überschrift3" style:family="paragraph">
      <style:text-properties fo:language="de" fo:country="DE"/>
    </style:style>
    <style:style style:name="P171" style:parent-style-name="Textbody" style:family="paragraph">
      <style:text-properties fo:font-style="italic" style:font-style-asian="italic" style:font-style-complex="italic" fo:color="#3465A4" fo:language="de" fo:country="DE"/>
    </style:style>
    <style:style style:name="P172" style:parent-style-name="Überschrift3" style:family="paragraph">
      <style:text-properties fo:language="de" fo:country="DE"/>
    </style:style>
    <style:style style:name="P173" style:parent-style-name="Textbody" style:family="paragraph">
      <style:text-properties fo:font-style="italic" style:font-style-asian="italic" style:font-style-complex="italic" fo:color="#3465A4" fo:language="de" fo:country="DE"/>
    </style:style>
    <style:style style:name="P174" style:parent-style-name="Überschrift3" style:family="paragraph">
      <style:text-properties fo:language="de" fo:country="DE"/>
    </style:style>
    <style:style style:name="T175" style:parent-style-name="Absatz-Standardschriftart" style:family="text">
      <style:text-properties fo:font-style="italic" style:font-style-asian="italic" style:font-style-complex="italic" fo:color="#3465A4" fo:language="de" fo:country="DE"/>
    </style:style>
    <style:style style:name="T17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77" style:parent-style-name="Absatz-Standardschriftart" style:family="text">
      <style:text-properties fo:font-style="italic" style:font-style-asian="italic" style:font-style-complex="italic" fo:color="#3465A4" fo:language="de" fo:country="DE"/>
    </style:style>
    <style:style style:name="P178" style:parent-style-name="Textbody" style:family="paragraph">
      <style:text-properties fo:font-style="italic" style:font-style-asian="italic" style:font-style-complex="italic" fo:language="de" fo:country="DE"/>
    </style:style>
    <style:style style:name="P179" style:parent-style-name="Textbody" style:family="paragraph">
      <style:text-properties fo:font-style="italic" style:font-style-asian="italic" style:font-style-complex="italic" fo:color="#3465A4" fo:language="de" fo:country="DE"/>
    </style:style>
    <style:style style:name="TableColumn181" style:family="table-column">
      <style:table-column-properties style:column-width="1.6895in" style:use-optimal-column-width="false"/>
    </style:style>
    <style:style style:name="TableColumn182" style:family="table-column">
      <style:table-column-properties style:column-width="1.684in" style:use-optimal-column-width="false"/>
    </style:style>
    <style:style style:name="TableColumn183" style:family="table-column">
      <style:table-column-properties style:column-width="3.5513in" style:use-optimal-column-width="false"/>
    </style:style>
    <style:style style:name="Table180" style:family="table">
      <style:table-properties style:width="6.925in" fo:margin-left="0in" table:align="left"/>
    </style:style>
    <style:style style:name="TableRow184" style:family="table-row">
      <style:table-row-properties style:use-optimal-row-height="false"/>
    </style:style>
    <style:style style:name="TableCell185" style:family="table-cell">
      <style:table-cell-properties fo:border="none" style:writing-mode="lr-tb" fo:padding-top="0in" fo:padding-left="0.0069in" fo:padding-bottom="0in" fo:padding-right="0.0069in"/>
    </style:style>
    <style:style style:name="P186" style:parent-style-name="TableContents" style:family="paragraph">
      <style:text-properties fo:font-weight="bold" style:font-weight-asian="bold" style:font-weight-complex="bold"/>
    </style:style>
    <style:style style:name="TableCell187" style:family="table-cell">
      <style:table-cell-properties fo:border="none" style:writing-mode="lr-tb" fo:padding-top="0in" fo:padding-left="0.0069in" fo:padding-bottom="0in" fo:padding-right="0.0069in"/>
    </style:style>
    <style:style style:name="P188" style:parent-style-name="TableContents" style:family="paragraph">
      <style:text-properties fo:font-weight="bold" style:font-weight-asian="bold" style:font-weight-complex="bold"/>
    </style:style>
    <style:style style:name="TableCell189" style:family="table-cell">
      <style:table-cell-properties fo:border="none" style:writing-mode="lr-tb" fo:padding-top="0in" fo:padding-left="0.0069in" fo:padding-bottom="0in" fo:padding-right="0.0069in"/>
    </style:style>
    <style:style style:name="P190" style:parent-style-name="TableContents" style:family="paragraph">
      <style:text-properties fo:font-weight="bold" style:font-weight-asian="bold" style:font-weight-complex="bold"/>
    </style:style>
    <style:style style:name="TableRow191" style:family="table-row">
      <style:table-row-properties style:use-optimal-row-height="false"/>
    </style:style>
    <style:style style:name="TableCell192" style:family="table-cell">
      <style:table-cell-properties fo:border="none" style:writing-mode="lr-tb" fo:padding-top="0in" fo:padding-left="0.0069in" fo:padding-bottom="0in" fo:padding-right="0.0069in"/>
    </style:style>
    <style:style style:name="TableCell193" style:family="table-cell">
      <style:table-cell-properties fo:border="none" style:writing-mode="lr-tb" fo:padding-top="0in" fo:padding-left="0.0069in" fo:padding-bottom="0in" fo:padding-right="0.0069in"/>
    </style:style>
    <style:style style:name="TableCell194" style:family="table-cell">
      <style:table-cell-properties fo:border="none" style:writing-mode="lr-tb" fo:padding-top="0in" fo:padding-left="0.0069in" fo:padding-bottom="0in" fo:padding-right="0.0069in"/>
    </style:style>
    <style:style style:name="TableRow195" style:family="table-row">
      <style:table-row-properties style:use-optimal-row-height="false"/>
    </style:style>
    <style:style style:name="TableCell196" style:family="table-cell">
      <style:table-cell-properties fo:border="none" style:writing-mode="lr-tb" fo:padding-top="0in" fo:padding-left="0.0069in" fo:padding-bottom="0in" fo:padding-right="0.0069in"/>
    </style:style>
    <style:style style:name="TableCell197" style:family="table-cell">
      <style:table-cell-properties fo:border="none" style:writing-mode="lr-tb" fo:padding-top="0in" fo:padding-left="0.0069in" fo:padding-bottom="0in" fo:padding-right="0.0069in"/>
    </style:style>
    <style:style style:name="TableCell198" style:family="table-cell">
      <style:table-cell-properties fo:border="none" style:writing-mode="lr-tb" fo:padding-top="0in" fo:padding-left="0.0069in" fo:padding-bottom="0in" fo:padding-right="0.0069in"/>
    </style:style>
    <style:style style:name="TableRow199" style:family="table-row">
      <style:table-row-properties style:use-optimal-row-height="false"/>
    </style:style>
    <style:style style:name="TableCell200" style:family="table-cell">
      <style:table-cell-properties fo:border="none" style:writing-mode="lr-tb" fo:padding-top="0in" fo:padding-left="0.0069in" fo:padding-bottom="0in" fo:padding-right="0.0069in"/>
    </style:style>
    <style:style style:name="TableCell201" style:family="table-cell">
      <style:table-cell-properties fo:border="none" style:writing-mode="lr-tb" fo:padding-top="0in" fo:padding-left="0.0069in" fo:padding-bottom="0in" fo:padding-right="0.0069in"/>
    </style:style>
    <style:style style:name="TableCell202" style:family="table-cell">
      <style:table-cell-properties fo:border="none" style:writing-mode="lr-tb" fo:padding-top="0in" fo:padding-left="0.0069in" fo:padding-bottom="0in" fo:padding-right="0.0069in"/>
    </style:style>
    <style:style style:name="TableRow203" style:family="table-row">
      <style:table-row-properties style:use-optimal-row-height="false"/>
    </style:style>
    <style:style style:name="TableCell204" style:family="table-cell">
      <style:table-cell-properties fo:border="none" style:writing-mode="lr-tb" fo:padding-top="0in" fo:padding-left="0.0069in" fo:padding-bottom="0in" fo:padding-right="0.0069in"/>
    </style:style>
    <style:style style:name="TableCell205" style:family="table-cell">
      <style:table-cell-properties fo:border="none" style:writing-mode="lr-tb" fo:padding-top="0in" fo:padding-left="0.0069in" fo:padding-bottom="0in" fo:padding-right="0.0069in"/>
    </style:style>
    <style:style style:name="TableCell206" style:family="table-cell">
      <style:table-cell-properties fo:border="none" style:writing-mode="lr-tb" fo:padding-top="0in" fo:padding-left="0.0069in" fo:padding-bottom="0in" fo:padding-right="0.0069in"/>
    </style:style>
    <style:style style:name="P207" style:parent-style-name="Textbody" style:family="paragraph">
      <style:text-properties fo:font-style="italic" style:font-style-asian="italic" style:font-style-complex="italic"/>
    </style:style>
    <style:style style:name="P208" style:parent-style-name="Textbody" style:family="paragraph">
      <style:text-properties fo:font-style="italic" style:font-style-asian="italic" style:font-style-complex="italic" fo:color="#3465A4" fo:language="de" fo:country="DE"/>
    </style:style>
    <style:style style:name="P209" style:parent-style-name="Überschrift3" style:family="paragraph">
      <style:text-properties fo:language="de" fo:country="DE"/>
    </style:style>
    <style:style style:name="P210" style:parent-style-name="Textbody" style:family="paragraph">
      <style:text-properties fo:font-style="italic" style:font-style-asian="italic" style:font-style-complex="italic" fo:color="#3465A4" fo:language="de" fo:country="DE"/>
    </style:style>
    <style:style style:name="P211" style:parent-style-name="Überschrift3" style:family="paragraph">
      <style:text-properties fo:language="de" fo:country="DE"/>
    </style:style>
    <style:style style:name="P212" style:parent-style-name="Textbody" style:family="paragraph">
      <style:text-properties fo:font-style="italic" style:font-style-asian="italic" style:font-style-complex="italic" fo:color="#3465A4" fo:language="de" fo:country="DE"/>
    </style:style>
    <style:style style:name="P213" style:parent-style-name="Überschrift3" style:family="paragraph">
      <style:text-properties fo:language="de" fo:country="DE"/>
    </style:style>
    <style:style style:name="P214" style:parent-style-name="Textbody" style:family="paragraph">
      <style:text-properties fo:font-style="italic" style:font-style-asian="italic" style:font-style-complex="italic" fo:color="#3465A4" fo:language="de" fo:country="DE"/>
    </style:style>
    <style:style style:name="P215" style:parent-style-name="Textbody" style:family="paragraph">
      <style:text-properties fo:font-style="italic" style:font-style-asian="italic" style:font-style-complex="italic" fo:language="de" fo:country="DE"/>
    </style:style>
    <style:style style:name="P216" style:parent-style-name="Überschrift1" style:family="paragraph">
      <style:text-properties fo:language="de" fo:country="DE"/>
    </style:style>
    <style:style style:name="P217" style:parent-style-name="Überschrift3" style:family="paragraph">
      <style:text-properties fo:language="de" fo:country="DE"/>
    </style:style>
    <style:style style:name="T218" style:parent-style-name="Absatz-Standardschriftart" style:family="text">
      <style:text-properties fo:font-style="italic" style:font-style-asian="italic" style:font-style-complex="italic" fo:color="#3465A4" fo:language="de" fo:country="DE"/>
    </style:style>
    <style:style style:name="T219" style:parent-style-name="Absatz-Standardschriftart" style:family="text">
      <style:text-properties fo:color="#3465A4" fo:language="de" fo:country="DE"/>
    </style:style>
    <style:style style:name="T220" style:parent-style-name="Absatz-Standardschriftart" style:family="text">
      <style:text-properties fo:font-style="italic" style:font-style-asian="italic" style:font-style-complex="italic" fo:color="#3465A4"/>
    </style:style>
    <style:style style:name="P221" style:parent-style-name="Textbody" style:family="paragraph">
      <style:text-properties fo:font-style="italic" style:font-style-asian="italic" style:font-style-complex="italic"/>
    </style:style>
    <style:style style:name="P222" style:parent-style-name="Überschrift3" style:family="paragraph">
      <style:text-properties fo:language="de" fo:country="DE"/>
    </style:style>
    <style:style style:name="P223" style:parent-style-name="Textbody" style:family="paragraph">
      <style:text-properties fo:font-style="italic" style:font-style-asian="italic" style:font-style-complex="italic" fo:color="#3465A4" fo:language="de" fo:country="DE"/>
    </style:style>
    <style:style style:name="P224" style:parent-style-name="Textbody" style:family="paragraph">
      <style:text-properties fo:language="de" fo:country="DE"/>
    </style:style>
    <style:style style:name="P225" style:parent-style-name="Überschrift1" style:family="paragraph">
      <style:text-properties fo:language="de" fo:country="DE"/>
    </style:style>
    <style:style style:name="T226" style:parent-style-name="Absatz-Standardschriftart" style:family="text">
      <style:text-properties fo:font-style="italic" style:font-style-asian="italic" style:font-style-complex="italic" fo:color="#3465A4" fo:language="de" fo:country="DE"/>
    </style:style>
    <style:style style:name="T22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28" style:parent-style-name="Absatz-Standardschriftart" style:family="text">
      <style:text-properties fo:font-style="italic" style:font-style-asian="italic" style:font-style-complex="italic" fo:color="#3465A4" fo:language="de" fo:country="DE"/>
    </style:style>
    <style:style style:name="P229" style:parent-style-name="Überschrift3" style:family="paragraph">
      <style:text-properties fo:language="de" fo:country="DE"/>
    </style:style>
    <style:style style:name="P230" style:parent-style-name="Überschrift3" style:family="paragraph">
      <style:text-properties fo:language="de" fo:country="DE"/>
    </style:style>
    <style:style style:name="P231" style:parent-style-name="Textbody" style:family="paragraph">
      <style:text-properties fo:language="de" fo:country="DE"/>
    </style:style>
    <style:style style:name="P232" style:parent-style-name="Textbody" style:family="paragraph">
      <style:text-properties fo:language="de" fo:country="D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text:s/>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soft-page-break/>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h text:style-name="P71" text:outline-level="3">Starten der Applikation (1P)</text:h>
      <text:p text:style-name="P72">[Wie startet man die Applikation? Was für Voraussetzungen werden benötigt? Schritt-für-Schritt-Anleitung]</text:p>
      <text:h text:style-name="P73" text:outline-level="3">Technischer Überblick (2P)</text:h>
      <text:p text:style-name="P74">[Nennung und Erläuterung der Technologien (z.B. Java, MySQL, …), jeweils Begründung für den Einsatz der Technologien]</text:p>
      <text:p text:style-name="P75"/>
      <text:h text:style-name="Überschrift1" text:outline-level="1">Kapitel 2: Clean Archite<text:span text:style-name="T76">cture (8P)</text:span></text:h>
      <text:h text:style-name="Überschrift3" text:outline-level="3">Was ist Clean Architecture?<text:s/><text:span text:style-name="T77">(1P)</text:span></text:h>
      <text:p text:style-name="P78">[allgemeine Beschreibung der Clean Architecture in eigenen Worten]</text:p>
      <text:h text:style-name="P79" text:outline-level="3">Analyse der Dependency Rule (3P)</text:h>
      <text:p text:style-name="P80">[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P81" text:outline-level="4">Positiv-Beispiel 1: Dependency Rule</text:h>
      <text:h text:style-name="P82" text:outline-level="4">Positiv-Beispiel 2: Dependency Rule</text:h>
      <text:h text:style-name="P83" text:outline-level="4">Positiv-Beispiel 3: Dependency Rule</text:h>
      <text:h text:style-name="P84" text:outline-level="4">Negativ-Beispiel: Dependency Rule</text:h>
      <text:h text:style-name="P85" text:outline-level="3">Analyse der Schichten (4P)</text:h>
      <text:p text:style-name="P86">[jeweils 1 Klasse zu 2 unterschiedlichen Schichten der Clean-Architecture: jeweils UML (mind. betreffende Klasse und ggf. auch zusammenspielenden Klassen), Beschreibung der Aufgabe, Einordnung mit Begründung in die Clean-Architecture]</text:p>
      <text:h text:style-name="P87" text:outline-level="4">Schicht: [Name]</text:h>
      <text:h text:style-name="P88" text:outline-level="4">Schicht: [Name]</text:h>
      <text:p text:style-name="P89"/>
      <text:p text:style-name="P90"/>
      <text:soft-page-break/>
      <text:h text:style-name="P91" text:outline-level="1">Kapitel 3: SOLID (8P)</text:h>
      <text:h text:style-name="P92" text:outline-level="3">Analyse SRP (3P)</text:h>
      <text:p text:style-name="P93">[zwei Klassen als positives Beispiel und eine Klasse als negatives Beispiel für SRP; <text:s/>jeweils UML und Beschreibung der Aufgabe bzw. der Aufgaben und möglicher Lösungsweg des Negativ-Beispiels (inkl. UML)]</text:p>
      <text:h text:style-name="P94" text:outline-level="4">Positiv-Beispiel 1</text:h>
      <text:h text:style-name="P95" text:outline-level="4">Positiv-Beispiel 2</text:h>
      <text:h text:style-name="P96" text:outline-level="4">Negativ-Beispiel</text:h>
      <text:p text:style-name="P97"/>
      <text:h text:style-name="P98" text:outline-level="3">Analyse OCP (3P)</text:h>
      <text:p text:style-name="P99">[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00" text:outline-level="4">Positiv-Beispiel 1</text:h>
      <text:h text:style-name="P101" text:outline-level="4">Positiv-Beispiel 2</text:h>
      <text:h text:style-name="P102" text:outline-level="4">Negativ-Beispiel</text:h>
      <text:p text:style-name="P103"/>
      <text:h text:style-name="P104" text:outline-level="3">Analyse [LSP/ISP] (1P)</text:h>
      <text:p text:style-name="Textbody"><text:span text:style-name="T105">[jeweils eine Klasse als positives und negatives Beispiel für entweder LSP<text:s/></text:span><text:span text:style-name="T106">oder</text:span><text:span text:style-name="T107"><text:s/>ISP; <text:s/>jeweils UML und Begründung, warum hier das Prinzip erfüllt/nicht erfüllt wird; beim Negativ-Beispiel UML einer möglichen Lösung hinzufügen]</text:span></text:p>
      <text:p text:style-name="P108">[Anm.: es darf nur ein Prinzip ausgewählt werden; es darf NICHT z.B. ein positives Beispiel für LSP und ein negatives Beispiel für ISP genommen werden]</text:p>
      <text:h text:style-name="P109" text:outline-level="4">Positiv-Beispiel</text:h>
      <text:h text:style-name="P110" text:outline-level="4">Negativ-Beispiel</text:h>
      <text:h text:style-name="P111" text:outline-level="3">Analyse [DIP] (1P)</text:h>
      <text:p text:style-name="P112">[jeweils eine Klasse als positives und negatives Beispiel für DIP; <text:s/>jeweils UML und Begründung, warum hier das Prinzip erfüllt/nicht erfüllt wird; beim Negativ-Beispiel UML einer möglichen Lösung hinzufügen]</text:p>
      <text:h text:style-name="P113" text:outline-level="4">Positiv-Beispiel</text:h>
      <text:h text:style-name="P114" text:outline-level="4">Negativ-Beispiel</text:h>
      <text:p text:style-name="P115"/>
      <text:soft-page-break/>
      <text:h text:style-name="P116" text:outline-level="1">Kapitel 4: Weitere Prinzipien (8P)</text:h>
      <text:h text:style-name="Überschrift3" text:outline-level="3"><text:span text:style-name="T117">Analyse GRASP: Geringe Kopplung (3P)</text:span><text:span text:style-name="T118"><text:s text:c="2"/></text:span><text:span text:style-name="T119"><text:s text:c="2"/></text:span></text:h>
      <text:p text:style-name="Textbody"><text:span text:style-name="T120">[eine<text:s/></text:span><text:span text:style-name="T121">bis jetzt noch nicht behandelte</text:span><text:span text:style-name="T122"><text:s/>Klasse als positives Beispiel geringer Kopplung; UML mit zusammenspielenden Klassen, Aufgabenbeschreibung der Klasse und Begründung, warum hier eine geringe Kopplung vorliegt]</text:span></text:p>
      <text:h text:style-name="P123" text:outline-level="3">Analyse GRASP: Polymorphismus (1,5P) <text:s/></text:h>
      <text:p text:style-name="P124">[eine Klasse als positives Beispiel entweder von Polymorphismus oder von Pure Fabrication; UML Diagramm und Begründung, warum es hier zum Einsatz kommt]</text:p>
      <text:h text:style-name="Überschrift3" text:outline-level="3">Analyse GRASP: Pure Fabrication (1,5P) <text:s/></text:h>
      <text:p text:style-name="P125">[eine Klasse als positives Beispiel entweder von Polymorphismus oder von Pure Fabrication; UML Diagramm und Begründung, warum es hier zum Einsatz kommt]</text:p>
      <text:h text:style-name="P126" text:outline-level="3">DRY (2P)</text:h>
      <text:p text:style-name="P127">[ein Commit angeben, bei dem duplizierter Code/duplizierte Logik aufgelöst wurde; Code-Beispiele (vorher/nachher) einfügen; begründen und Auswirkung beschreiben – ggf. UML zum Verständnis ergänzen]</text:p>
      <text:h text:style-name="P128" text:outline-level="1"/>
      <text:h text:style-name="Überschrift1" text:outline-level="1">Kapitel 5:<text:s/><text:span text:style-name="T129">Unit Tests</text:span><text:s/>(8P)</text:h>
      <text:h text:style-name="Überschrift3" text:outline-level="3">10 Unit Tests (2P)</text:h>
      <text:p text:style-name="P130">[Nennung von 10 Unit-Tests und Beschreibung, was getestet wird]</text:p>
      <table:table table:style-name="Table131">
        <table:table-columns>
          <table:table-column table:style-name="TableColumn132"/>
          <table:table-column table:style-name="TableColumn133"/>
        </table:table-columns>
        <table:table-row table:style-name="TableRow134">
          <table:table-cell table:style-name="TableCell135">
            <text:p text:style-name="TableContents">Unit Test</text:p>
          </table:table-cell>
          <table:table-cell table:style-name="TableCell136">
            <text:p text:style-name="TableContents">Beschreibung</text:p>
          </table:table-cell>
        </table:table-row>
        <table:table-row table:style-name="TableRow137">
          <table:table-cell table:style-name="TableCell138">
            <text:p text:style-name="P139">Klasse#Methode</text:p>
          </table:table-cell>
          <table:table-cell table:style-name="TableCell140">
            <text:p text:style-name="TableContents"/>
          </table:table-cell>
        </table:table-row>
        <table:table-row table:style-name="TableRow141">
          <table:table-cell table:style-name="TableCell142">
            <text:p text:style-name="TableContents"/>
          </table:table-cell>
          <table:table-cell table:style-name="TableCell143">
            <text:p text:style-name="TableContents"/>
          </table:table-cell>
        </table:table-row>
        <table:table-row table:style-name="TableRow144">
          <table:table-cell table:style-name="TableCell145">
            <text:p text:style-name="TableContents"/>
          </table:table-cell>
          <table:table-cell table:style-name="TableCell146">
            <text:p text:style-name="TableContents"/>
          </table:table-cell>
        </table:table-row>
        <table:table-row table:style-name="TableRow147">
          <table:table-cell table:style-name="TableCell148">
            <text:p text:style-name="TableContents"/>
          </table:table-cell>
          <table:table-cell table:style-name="TableCell149">
            <text:p text:style-name="TableContents"/>
          </table:table-cell>
        </table:table-row>
        <table:table-row table:style-name="TableRow150">
          <table:table-cell table:style-name="TableCell151">
            <text:p text:style-name="TableContents"/>
          </table:table-cell>
          <table:table-cell table:style-name="TableCell152">
            <text:p text:style-name="TableContents"/>
          </table:table-cell>
        </table:table-row>
        <table:table-row table:style-name="TableRow153">
          <table:table-cell table:style-name="TableCell154">
            <text:p text:style-name="TableContents"/>
          </table:table-cell>
          <table:table-cell table:style-name="TableCell155">
            <text:p text:style-name="TableContents"/>
          </table:table-cell>
        </table:table-row>
        <table:table-row table:style-name="TableRow156">
          <table:table-cell table:style-name="TableCell157">
            <text:p text:style-name="TableContents"/>
          </table:table-cell>
          <table:table-cell table:style-name="TableCell158">
            <text:p text:style-name="TableContents"/>
          </table:table-cell>
        </table:table-row>
        <table:table-row table:style-name="TableRow159">
          <table:table-cell table:style-name="TableCell160">
            <text:p text:style-name="TableContents"/>
          </table:table-cell>
          <table:table-cell table:style-name="TableCell161">
            <text:p text:style-name="TableContents"/>
          </table:table-cell>
        </table:table-row>
        <table:table-row table:style-name="TableRow162">
          <table:table-cell table:style-name="TableCell163">
            <text:p text:style-name="TableContents"/>
          </table:table-cell>
          <table:table-cell table:style-name="TableCell164">
            <text:p text:style-name="TableContents"/>
          </table:table-cell>
        </table:table-row>
        <table:table-row table:style-name="TableRow165">
          <table:table-cell table:style-name="TableCell166">
            <text:p text:style-name="TableContents"/>
          </table:table-cell>
          <table:table-cell table:style-name="TableCell167">
            <text:p text:style-name="TableContents"/>
          </table:table-cell>
        </table:table-row>
      </table:table>
      <text:p text:style-name="P168"/>
      <text:h text:style-name="Überschrift3" text:outline-level="3">ATRIP: Automatic (1P)</text:h>
      <text:p text:style-name="P169">[Begründung/Erläuterung, wie ‘Automatic’ realisiert wurde]</text:p>
      <text:soft-page-break/>
      <text:h text:style-name="P170" text:outline-level="3">ATRIP: Thorough (1P)</text:h>
      <text:p text:style-name="P171">[Code Coverage im Projekt analysieren und begründen]</text:p>
      <text:h text:style-name="P172" text:outline-level="3">ATRIP: Professional (1P)</text:h>
      <text:p text:style-name="P173">[1 positves Beispiel zu ‘Professional’; Code-Beispiel, Analyse und Begründung, was professionell ist]</text:p>
      <text:h text:style-name="P174" text:outline-level="3">Fakes und Mocks (3P)</text:h>
      <text:p text:style-name="Textbody"><text:span text:style-name="T175">[Analyse und Begründung des Einsatzes von 2 Fake/Mock-Objekten (die Fake/Mocks sind<text:s/></text:span><text:span text:style-name="T176">ohne</text:span><text:span text:style-name="T177"><text:s/>Dritthersteller-Bibliothek/Framework zu implementieren); zusätzlich jeweils UML Diagramm mit Beziehungen zwischen Mock, zu mockender Klasse und Aufrufer des Mocks]</text:span></text:p>
      <text:p text:style-name="P178"/>
      <text:h text:style-name="Überschrift1" text:outline-level="1">Kapitel 6: Domain Driven Design (8P)</text:h>
      <text:h text:style-name="Überschrift3" text:outline-level="3">Ubiquitous Language (2P)</text:h>
      <text:p text:style-name="P179">[4 Beispiele für die Ubiquitous Language; jeweils Bezeichung, Bedeutung und kurze Begründung, warum es zur Ubiquitous Language gehört]</text:p>
      <table:table table:style-name="Table180">
        <table:table-columns>
          <table:table-column table:style-name="TableColumn181"/>
          <table:table-column table:style-name="TableColumn182"/>
          <table:table-column table:style-name="TableColumn183"/>
        </table:table-columns>
        <table:table-row table:style-name="TableRow184">
          <table:table-cell table:style-name="TableCell185">
            <text:p text:style-name="P186">Bezeichung</text:p>
          </table:table-cell>
          <table:table-cell table:style-name="TableCell187">
            <text:p text:style-name="P188">Bedeutung</text:p>
          </table:table-cell>
          <table:table-cell table:style-name="TableCell189">
            <text:p text:style-name="P190">Begründung</text:p>
          </table:table-cell>
        </table:table-row>
        <table:table-row table:style-name="TableRow191">
          <table:table-cell table:style-name="TableCell192">
            <text:p text:style-name="TableContents"/>
          </table:table-cell>
          <table:table-cell table:style-name="TableCell193">
            <text:p text:style-name="TableContents"/>
          </table:table-cell>
          <table:table-cell table:style-name="TableCell194">
            <text:p text:style-name="TableContents"/>
          </table:table-cell>
        </table:table-row>
        <table:table-row table:style-name="TableRow195">
          <table:table-cell table:style-name="TableCell196">
            <text:p text:style-name="TableContents"/>
          </table:table-cell>
          <table:table-cell table:style-name="TableCell197">
            <text:p text:style-name="TableContents"/>
          </table:table-cell>
          <table:table-cell table:style-name="TableCell198">
            <text:p text:style-name="TableContents"/>
          </table:table-cell>
        </table:table-row>
        <table:table-row table:style-name="TableRow199">
          <table:table-cell table:style-name="TableCell200">
            <text:p text:style-name="TableContents"/>
          </table:table-cell>
          <table:table-cell table:style-name="TableCell201">
            <text:p text:style-name="TableContents"/>
          </table:table-cell>
          <table:table-cell table:style-name="TableCell202">
            <text:p text:style-name="TableContents"/>
          </table:table-cell>
        </table:table-row>
        <table:table-row table:style-name="TableRow203">
          <table:table-cell table:style-name="TableCell204">
            <text:p text:style-name="TableContents"/>
          </table:table-cell>
          <table:table-cell table:style-name="TableCell205">
            <text:p text:style-name="TableContents"/>
          </table:table-cell>
          <table:table-cell table:style-name="TableCell206">
            <text:p text:style-name="TableContents"/>
          </table:table-cell>
        </table:table-row>
      </table:table>
      <text:p text:style-name="P207"/>
      <text:h text:style-name="Überschrift3" text:outline-level="3">Repositories (1,5P)</text:h>
      <text:p text:style-name="P208">[UML, Beschreibung und Begründung des Einsatzes eines Repositories; falls kein Repository vorhanden: ausführliche Begründung, warum es keines geben kann/hier nicht sinnvoll ist – NICHT, warum es nicht implementiert wurde]</text:p>
      <text:h text:style-name="P209" text:outline-level="3">Aggregates (1,5P)</text:h>
      <text:p text:style-name="P210">[UML, Beschreibung und Begründung des Einsatzes eines Aggregates; falls kein Aggregate vorhanden: ausführliche Begründung, warum es keines geben kann/hier nicht sinnvoll ist– NICHT, warum es nicht implementiert wurde]</text:p>
      <text:h text:style-name="P211" text:outline-level="3">Entities (1,5P)</text:h>
      <text:p text:style-name="P212">[UML, Beschreibung und Begründung des Einsatzes einer Entity; falls keine Entity vorhanden: ausführliche Begründung, warum es keine geben kann/hier nicht sinnvoll ist– NICHT, warum es nicht implementiert wurde]</text:p>
      <text:h text:style-name="P213" text:outline-level="3">Value Objects (1,5P)</text:h>
      <text:p text:style-name="P214">[UML, Beschreibung und Begründung des Einsatzes eines Value Objects; falls kein Value Object vorhanden: ausführliche Begründung, warum es keines geben kann/hier nicht sinnvoll ist– NICHT, warum es nicht implementiert wurde]</text:p>
      <text:p text:style-name="P215"/>
      <text:h text:style-name="P216" text:outline-level="1">Kapitel 7: Refactoring (8P)</text:h>
      <text:h text:style-name="P217" text:outline-level="3">Code Smells (2P)</text:h>
      <text:p text:style-name="Textbody"><text:span text:style-name="T218">[jeweils 1 Code-Beispiel zu 3 unterschiedlichen Code Smells aus der Vorlesung; jeweils Code-Beispiel und einen möglichen Lösungsweg bzw. den genommen Lösungsweg beschreiben (inkl.</text:span><text:span text:style-name="T219"><text:s/></text:span><text:span text:style-name="T220">(Pseudo-)Code)]</text:span></text:p>
      <text:h text:style-name="Überschrift4" text:outline-level="4">[CODE SMELL 1]</text:h>
      <text:h text:style-name="Überschrift4" text:outline-level="4">[CODE SMELL 2]</text:h>
      <text:h text:style-name="Überschrift4" text:outline-level="4">[CODE SMELL 3]</text:h>
      <text:p text:style-name="P221"/>
      <text:h text:style-name="P222" text:outline-level="3">3 Refactorings (6P)</text:h>
      <text:p text:style-name="P223">[3 unterschiedliche Refactorings aus der Vorlesung anwenden, begründen, sowie UML vorher/nachher liefern; jeweils auf die Commits verweisen]</text:p>
      <text:p text:style-name="P224"/>
      <text:h text:style-name="P225" text:outline-level="1">Kapitel 8: Entwurfsmuster (8P)</text:h>
      <text:p text:style-name="Textbody"><text:span text:style-name="T226">[2 unterschiedliche Entwurfsmuster aus der Vorlesung (oder<text:s/></text:span><text:span text:style-name="T227">nach Absprache</text:span><text:span text:style-name="T228"><text:s/>auch andere) jeweils sinnvoll einsetzen, begründen und UML-Diagramm]</text:span></text:p>
      <text:h text:style-name="P229" text:outline-level="3">Entwurfsmuster: [Name] (4P)</text:h>
      <text:h text:style-name="P230" text:outline-level="3">Entwurfsmuster: [Name] (4P)</text:h>
      <text:p text:style-name="P231"><text:s/></text:p>
      <text:p text:style-name="P2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isa Fien</dc:creator>
    <meta:creation-date>2021-07-07T10:33:00Z</meta:creation-date>
    <dc:date>2023-05-24T13:46:00Z</dc:date>
    <meta:template xlink:href="Normal.dotm" xlink:type="simple"/>
    <meta:editing-cycles>258</meta:editing-cycles>
    <meta:editing-duration>PT0S</meta:editing-duration>
    <meta:document-statistic meta:page-count="8" meta:paragraph-count="19" meta:word-count="1320" meta:character-count="9617" meta:row-count="69" meta:non-whitespace-character-count="8316"/>
  </office:meta>
</office:document-meta>
</file>